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cm" fo:min-width="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6cm" loext:decorative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1cm" loext:decorative="false"/>
    </style:style>
    <style:style style:name="gr8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9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1cm" fo:min-width="6cm" loext:decorative="false"/>
    </style:style>
    <style:style style:name="gr10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1cm" fo:min-width="1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.5cm" loext:decorative="false"/>
    </style:style>
    <style:style style:name="gr13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1cm" fo:min-width="4.5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1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1.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2.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 loext:decorative="false"/>
    </style:style>
    <style:style style:name="gr18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1cm" fo:min-width="2.5cm" loext:decorative="fals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hatch" draw:fill-hatch-name="Blue_20_45_20_Degrees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0.5cm" svg:y="0.5cm">
          <text:p text:style-name="P2"><text:span text:style-name="T1">P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svg:x="1.5cm" svg:y="0.5cm">
          <text:p text:style-name="P4">Attribu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7.5cm" svg:y="0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1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cm" svg:height="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0.5cm" svg:y="4.5cm">
          <text:p text:style-name="P2"><text:span text:style-name="T1">P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svg:x="1.5cm" svg:y="4.5cm">
          <text:p text:style-name="P4">Attribu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7.5cm" svg:y="4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5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cm" svg:height="1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5.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5cm" svg:y1="2.75cm" svg:x2="4.5cm" svg:y2="4.25cm">
          <text:p/>
        </draw:line>
        <draw:custom-shape draw:style-name="gr9" draw:text-style-name="P9" draw:layer="layout" svg:width="6cm" svg:height="1cm" svg:x="1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1cm" svg:height="1cm" svg:x="7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cm" svg:height="7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0.5cm" svg:y="0.5cm">
          <text:p text:style-name="P2"><text:span text:style-name="T1">PK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5cm" svg:height="1cm" svg:x="3cm" svg:y="0.5cm">
          <text:p text:style-name="P4">Attribu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7.5cm" svg:y="0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1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5cm" svg:height="1cm" svg:x="3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0.5cm" svg:y="3.5cm">
          <text:p text:style-name="P2"><text:span text:style-name="T1">PK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5cm" svg:height="1cm" svg:x="3cm" svg:y="3.5cm">
          <text:p text:style-name="P4">Attribu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7.5cm" svg:y="3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5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5cm" svg:height="1cm" svg:x="3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5.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5cm" svg:y1="2.75cm" svg:x2="4.5cm" svg:y2="3.25cm">
          <text:p/>
        </draw:line>
        <draw:custom-shape draw:style-name="gr13" draw:text-style-name="P9" draw:layer="layout" svg:width="4.5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1cm" svg:height="1cm" svg:x="7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5cm" svg:height="1cm" svg:x="1.5cm" svg:y="0.5cm">
          <text:p text:style-name="P2"><text:span text:style-name="T1">Vers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cm" svg:height="1cm" svg:x="1.5cm" svg:y="1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1cm" svg:x="1.5cm" svg:y="3.5cm">
          <text:p text:style-name="P2"><text:span text:style-name="T1">Vers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cm" svg:height="1cm" svg:x="1.5cm" svg:y="5.5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4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5cm" svg:height="1cm" svg:x="3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cm" svg:height="1cm" svg:x="1.5cm" svg:y="4.5cm">
          <text:p text:style-name="P4">1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9cm" svg:height="7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0.5cm" svg:y="0.5cm">
          <text:p text:style-name="P2"><text:span text:style-name="T1">P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svg:x="1.5cm" svg:y="0.5cm">
          <text:p text:style-name="P4">Attribu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7.5cm" svg:y="0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1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cm" svg:height="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0.5cm" svg:y="4.5cm">
          <text:p text:style-name="P2"><text:span text:style-name="T1">PK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5cm" svg:height="1cm" svg:x="4cm" svg:y="4.5cm">
          <text:p text:style-name="P4">Attribut 1 N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7.5cm" svg:y="4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0.5cm" svg:y="5.5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cm" svg:height="1cm" svg:x="4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5.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5cm" svg:y1="2.75cm" svg:x2="4.5cm" svg:y2="4.25cm">
          <text:p/>
        </draw:line>
        <draw:custom-shape draw:style-name="gr18" draw:text-style-name="P9" draw:layer="layout" svg:width="2.5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2.5cm" svg:height="1cm" svg:x="1.5cm" svg:y="4.5cm">
          <text:p text:style-name="P4">Attribu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cm" svg:height="1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5cm" svg:y="4.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7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3T14:38:40.038416100</meta:creation-date>
    <dc:date>2025-10-03T14:54:30.739551500</dc:date>
    <meta:editing-duration>PT10M35S</meta:editing-duration>
    <meta:editing-cycles>11</meta:editing-cycles>
    <meta:generator>LibreOffice/25.2.5.2$Windows_X86_64 LibreOffice_project/03d19516eb2e1dd5d4ccd751a0d6f35f35e08022</meta:generator>
    <meta:document-statistic meta:object-count="60"/>
  </office:meta>
</office:document-meta>
</file>